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accurate Entries:</text:p>
      <text:p text:style-name="Standard"/>
      <text:p text:style-name="P1">Larry Hoffman (No. Hollywood)</text:p>
      <text:p text:style-name="P1">Jeff Pierce – everything is over one column, due to an apt. #</text:p>
      <text:p text:style-name="Standard">Ian Stewart – fake</text:p>
      <text:p text:style-name="Standard">Helen Campbell – apt # problem</text:p>
      <text:p text:style-name="Standard">Joshua Meindertsma</text:p>
      <text:p text:style-name="Standard">Test Notreal</text:p>
      <text:p text:style-name="Standard">Scott Hillman – apt # problem</text:p>
      <text:p text:style-name="Standard">Danny Shapiro – random keys for address</text:p>
      <text:p text:style-name="Standard">Guy Ben-Ishai – apt # prob</text:p>
      <text:p text:style-name="Standard">John Agnew – apt # prob</text:p>
      <text:p text:style-name="Standard">Eileen Luhr – apt # prob</text:p>
      <text:p text:style-name="Standard">Kwanwu Yu – apt # prob</text:p>
      <text:p text:style-name="Standard">George Yela – apt # prob</text:p>
      <text:p text:style-name="Standard">Susan K.Yamamoto – wrong</text:p>
      <text:p text:style-name="Standard">Megan Graham – apt # prob</text:p>
      <text:p text:style-name="Standard">Audrey Pino – state is 'f'</text:p>
      <text:p text:style-name="Standard">Mike Heisma – apt # prob</text:p>
      <text:p text:style-name="Standard">Maria Palmer – apt # prob</text:p>
      <text:p text:style-name="Standard">George Ivak – city, state, zip etc in wrong columns</text:p>
      <text:p text:style-name="Standard">Tom McKenzie – apt prob</text:p>
      <text:p text:style-name="Standard">Nathan Miller – apt prob</text:p>
      <text:p text:style-name="Standard">David Auerbach – apt prob</text:p>
      <text:p text:style-name="Standard">Joey Jones – apt prob</text:p>
      <text:p text:style-name="Standard">Adam Lebow – apt prob</text:p>
      <text:p text:style-name="Standard">Marbee Reiley – apt prob</text:p>
      <text:p text:style-name="Standard">Michael Stokes – apt prob</text:p>
      <text:p text:style-name="Standard"/>
      <text:p text:style-name="Standard"># my additions</text:p>
      <text:p text:style-name="Standard">chris latsch – bad address</text:p>
      <text:p text:style-name="Standard">tt – fake</text:p>
      <text:p text:style-name="Standard">graham akins – bad address</text:p>
      <text:p text:style-name="Standard">claudia hernandez – first name is over one column</text:p>
      <text:p text:style-name="Standard"/>
      <text:p text:style-name="P3">emmanuel mwang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mona Marks</meta:initial-creator>
    <meta:creation-date>2011-02-19T12:19:31</meta:creation-date>
    <dc:date>2011-03-04T08:06:24</dc:date>
    <dc:creator>Joshua Moody</dc:creator>
    <meta:editing-duration>PT28M5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33" meta:word-count="176" meta:character-count="851"/>
  </office:meta>
</office:document-meta>
</file>